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Aitken, 1985 #270}</text:p>
      <text:p text:style-name="Text_20_body">Aitken, H. G. J. (1985). <text:span text:style-name="T1">Syntony and spark : the origins of radio</text:span>. Princeton, N.J.: Princeton University Press.</text:p>
      <text:p text:style-name="Text_20_body">Marconi’s system as it existed in 1896 was a practical system of wireless telegraphy only as long as there was very little wireless telegraphy. 210</text:p>
      <text:p text:style-name="Text_20_body">This is why Marconi could not attempt it. His transmitters with their rapidly damped sparks were broadbanded; his receivers had no tuned circuits. 216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GB" style:font-name-complex="DejaVu 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1-03T13:47:26</meta:creation-date>
    <dc:date>2008-01-03T17:00:13</dc:date>
    <dc:language>en-GB</dc:language>
    <meta:editing-cycles>4</meta:editing-cycles>
    <meta:editing-duration>PT3H12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69" meta:character-count="427"/>
  </office:meta>
</office:document-meta>
</file>